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mnist - raw_pixe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_estimators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" calcext:value-type="float">
            <text:p>0,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89.8333333333333" calcext:value-type="float">
            <text:p>89,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0,0001</text:p>
          </table:table-cell>
          <table:table-cell office:value-type="float" office:value="89.8333333333333" calcext:value-type="float">
            <text:p>89,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89.8333333333333" calcext:value-type="float">
            <text:p>89,8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89.8333333333333" calcext:value-type="float">
            <text:p>89,8333333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89.8333333333333" calcext:value-type="float">
            <text:p>89,8333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89.8333333333333" calcext:value-type="float">
            <text:p>89,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89.6666666666667" calcext:value-type="float">
            <text:p>89,66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89.6666666666667" calcext:value-type="float">
            <text:p>89,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89.6666666666667" calcext:value-type="float">
            <text:p>89,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89.6666666666667" calcext:value-type="float">
            <text:p>89,66666666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89.6666666666667" calcext:value-type="float">
            <text:p>89,66666666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89.6666666666667" calcext:value-type="float">
            <text:p>89,66666666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89.6666666666667" calcext:value-type="float">
            <text:p>89,6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" calcext:value-type="float">
            <text:p>0,001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89.3333333333333" calcext:value-type="float">
            <text:p>89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89.3333333333333" calcext:value-type="float">
            <text:p>89,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1" calcext:value-type="float">
            <text:p>0,0001</text:p>
          </table:table-cell>
          <table:table-cell office:value-type="float" office:value="89.3333333333333" calcext:value-type="float">
            <text:p>89,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89.3333333333333" calcext:value-type="float">
            <text:p>89,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89.3333333333333" calcext:value-type="float">
            <text:p>89,3333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89.3333333333333" calcext:value-type="float">
            <text:p>89,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,001</text:p>
          </table:table-cell>
          <table:table-cell office:value-type="float" office:value="89.1666666666667" calcext:value-type="float">
            <text:p>89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88.8333333333333" calcext:value-type="float">
            <text:p>88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8.8333333333333" calcext:value-type="float">
            <text:p>88,8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88.8333333333333" calcext:value-type="float">
            <text:p>88,8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office:value-type="float" office:value="88.8333333333333" calcext:value-type="float">
            <text:p>88,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88.8333333333333" calcext:value-type="float">
            <text:p>88,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float" office:value="88.8333333333333" calcext:value-type="float">
            <text:p>88,8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88.6666666666667" calcext:value-type="float">
            <text:p>88,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,0001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,01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,001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  <table:table-cell office:value-type="float" office:value="88.3333333333333" calcext:value-type="float">
            <text:p>88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8.3333333333333" calcext:value-type="float">
            <text:p>88,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 office:value-type="float" office:value="88.3333333333333" calcext:value-type="float">
            <text:p>88,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88.1666666666667" calcext:value-type="float">
            <text:p>88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,0001</text:p>
          </table:table-cell>
          <table:table-cell office:value-type="float" office:value="87.8333333333333" calcext:value-type="float">
            <text:p>87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7.8333333333333" calcext:value-type="float">
            <text:p>87,83333333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7.6666666666667" calcext:value-type="float">
            <text:p>87,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7.6666666666667" calcext:value-type="float">
            <text:p>87,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87.6666666666667" calcext:value-type="float">
            <text:p>87,66666666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7.3333333333333" calcext:value-type="float">
            <text:p>87,3333333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,01</text:p>
          </table:table-cell>
          <table:table-cell office:value-type="float" office:value="87.3333333333333" calcext:value-type="float">
            <text:p>87,3333333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7.3333333333333" calcext:value-type="float">
            <text:p>87,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,01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5" calcext:value-type="float">
            <text:p>85</text:p>
          </table:table-cell>
        </table:table-row>
      </table:table>
      <table:table table:name="mnist - h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_estimators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71.3333333333333" calcext:value-type="float">
            <text:p>71,3333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65.1666666666667" calcext:value-type="float">
            <text:p>65,1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62.8333333333333" calcext:value-type="float">
            <text:p>62,8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2.1666666666667" calcext:value-type="float">
            <text:p>62,16666666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52.8333333333333" calcext:value-type="float">
            <text:p>52,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49.3333333333333" calcext:value-type="float">
            <text:p>49,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48.6666666666667" calcext:value-type="float">
            <text:p>48,66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6.8333333333333" calcext:value-type="float">
            <text:p>46,8333333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,01</text:p>
          </table:table-cell>
          <table:table-cell office:value-type="float" office:value="40.8333333333333" calcext:value-type="float">
            <text:p>40,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float" office:value="38.3333333333333" calcext:value-type="float">
            <text:p>38,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37.8333333333333" calcext:value-type="float">
            <text:p>37,8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36.3333333333333" calcext:value-type="float">
            <text:p>36,3333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,01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,001</text:p>
          </table:table-cell>
          <table:table-cell office:value-type="float" office:value="32.6666666666667" calcext:value-type="float">
            <text:p>32,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31.3333333333333" calcext:value-type="float">
            <text:p>31,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 office:value-type="float" office:value="30.1666666666667" calcext:value-type="float">
            <text:p>30,1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8.6666666666667" calcext:value-type="float">
            <text:p>28,6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7.1666666666667" calcext:value-type="float">
            <text:p>27,16666666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24.1666666666667" calcext:value-type="float">
            <text:p>24,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.3333333333333" calcext:value-type="float">
            <text:p>23,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1" calcext:value-type="float">
            <text:p>0,00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21.8333333333333" calcext:value-type="float">
            <text:p>21,8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1.8333333333333" calcext:value-type="float">
            <text:p>21,8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" calcext:value-type="float">
            <text:p>0,0001</text:p>
          </table:table-cell>
          <table:table-cell office:value-type="float" office:value="21.8333333333333" calcext:value-type="float">
            <text:p>21,8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,001</text:p>
          </table:table-cell>
          <table:table-cell office:value-type="float" office:value="21.8333333333333" calcext:value-type="float">
            <text:p>21,8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,01</text:p>
          </table:table-cell>
          <table:table-cell office:value-type="float" office:value="21.8333333333333" calcext:value-type="float">
            <text:p>21,8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" calcext:value-type="float">
            <text:p>0,001</text:p>
          </table:table-cell>
          <table:table-cell office:value-type="float" office:value="21.8333333333333" calcext:value-type="float">
            <text:p>21,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21.6666666666667" calcext:value-type="float">
            <text:p>21,66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21.6666666666667" calcext:value-type="float">
            <text:p>21,66666666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21.6666666666667" calcext:value-type="float">
            <text:p>21,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1.3333333333333" calcext:value-type="float">
            <text:p>21,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1.3333333333333" calcext:value-type="float">
            <text:p>21,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1.3333333333333" calcext:value-type="float">
            <text:p>21,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21.1666666666667" calcext:value-type="float">
            <text:p>21,1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21.1666666666667" calcext:value-type="float">
            <text:p>21,1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  <table:table-cell office:value-type="float" office:value="21.1666666666667" calcext:value-type="float">
            <text:p>21,1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0,0001</text:p>
          </table:table-cell>
          <table:table-cell office:value-type="float" office:value="20.8333333333333" calcext:value-type="float">
            <text:p>20,8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20.3333333333333" calcext:value-type="float">
            <text:p>20,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,0001</text:p>
          </table:table-cell>
          <table:table-cell office:value-type="float" office:value="19.8333333333333" calcext:value-type="float">
            <text:p>19,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,0001</text:p>
          </table:table-cell>
          <table:table-cell office:value-type="float" office:value="19.3333333333333" calcext:value-type="float">
            <text:p>19,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9.1666666666667" calcext:value-type="float">
            <text:p>19,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18.8333333333333" calcext:value-type="float">
            <text:p>18,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8.6666666666667" calcext:value-type="float">
            <text:p>18,66666666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.1666666666667" calcext:value-type="float">
            <text:p>16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4.6666666666667" calcext:value-type="float">
            <text:p>14,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3.3333333333333" calcext:value-type="float">
            <text:p>13,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3.3333333333333" calcext:value-type="float">
            <text:p>13,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ifar10 - raw_pixe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_estimators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34.2" calcext:value-type="float">
            <text:p>34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34.2" calcext:value-type="float">
            <text:p>34,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34.2" calcext:value-type="float">
            <text:p>34,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,001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,01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,001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,01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32.8" calcext:value-type="float">
            <text:p>32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" calcext:value-type="float">
            <text:p>0,001</text:p>
          </table:table-cell>
          <table:table-cell office:value-type="float" office:value="32.8" calcext:value-type="float">
            <text:p>32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,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31.6" calcext:value-type="float">
            <text:p>31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,00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,0001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3.8" calcext:value-type="float">
            <text:p>13,8</text:p>
          </table:table-cell>
        </table:table-row>
      </table:table>
      <table:table table:name="cifar10 - h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_estimators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,01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,01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,001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,01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,0001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" calcext:value-type="float">
            <text:p>0,001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0,0001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</table:table-row>
      </table:table>
      <table:named-expressions/>
      <table:database-ranges>
        <table:database-range table:name="__Anonymous_Sheet_DB__0" table:target-range-address="'mnist - raw_pixels'.A1:'mnist - raw_pixels'.C73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mnist - hog'.A1:'mnist - hog'.C73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'cifar10 - raw_pixels'.A1:'cifar10 - raw_pixels'.C73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'cifar10 - hog'.A1:'cifar10 - hog'.C73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07:44:14.197511530</meta:creation-date>
    <dc:date>2016-12-11T07:52:40.920725483</dc:date>
    <meta:editing-duration>PT8M29S</meta:editing-duration>
    <meta:editing-cycles>1</meta:editing-cycles>
    <meta:document-statistic meta:table-count="4" meta:cell-count="876" meta:object-count="0"/>
    <meta:generator>LibreOffice/5.1.4.2$Linux_X86_64 LibreOffice_project/10m0$Build-2</meta:generator>
  </office:meta>
</office:document-meta>
</file>